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10000201000000EE000000E31F194532.png" manifest:media-type="image/png"/>
  <manifest:file-entry manifest:full-path="Fonts/SonsieOne-Regular.ttf" manifest:media-type="application/x-font-tt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>
    <style:font-face style:name="Lucida Grande" svg:font-family="'Lucida Grande'" style:font-family-generic="swiss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Sonsie One" svg:font-family="'Sonsie One'">
      <svg:font-face-src>
        <svg:font-face-uri xlink:href="Fonts/SonsieOne-Regular.ttf" xlink:type="simple">
          <svg:font-face-format svg:string="truetype"/>
        </svg:font-face-uri>
      </svg:font-face-src>
    </style:font-face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ffff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Normal" style:family="paragraph"/>
    <style:style style:name="Heading_20_1" style:display-name="Heading 1" style:family="paragraph" style:parent-style-name="Heading" style:default-outline-level="1" style:class="text">
      <style:text-properties fo:font-size="22pt" fo:font-weight="bold" style:font-size-asian="22pt" style:font-weight-asian="bold" style:font-size-complex="2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meta>
    <meta:creation-date>2012-11-06T18:14:07</meta:creation-date>
    <dc:date>2014-07-24T00:49:31.810Z</dc:date>
    <meta:editing-cycles>8</meta:editing-cycles>
    <meta:generator>WebODF/0.5.1 Mozilla/5.0 (X11; Ubuntu; Linux x86_64; rv:30.0) Gecko/20100101 Firefox/30.0</meta:generator>
    <dc:creator>WebODF-Curious</dc:creator>
  </office:meta>
</office:document-meta>
</file>